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22375" officeooo:paragraph-rsid="00122375"/>
    </style:style>
    <style:style style:name="P2" style:family="paragraph" style:parent-style-name="Text_20_body">
      <style:text-properties officeooo:rsid="00122375" officeooo:paragraph-rsid="003ca8ef"/>
    </style:style>
    <style:style style:name="P3" style:family="paragraph" style:parent-style-name="Standard">
      <style:text-properties officeooo:rsid="00041b6f" officeooo:paragraph-rsid="00041b6f"/>
    </style:style>
    <style:style style:name="T1" style:family="text">
      <style:text-properties officeooo:rsid="00041b6f"/>
    </style:style>
    <style:style style:name="T2" style:family="text">
      <style:text-properties officeooo:rsid="0021120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Text_20_body">1 <text:span text:style-name="T1">c’est dans main que le switch entre les views est effectué . En effet dans main il y a la variable view qui est un tableau constitué de trois éléments le premier est la view un str qui nous permet de savoir quel view afficher , le deuxième élément est un bool qui nous permet de savoir si il faut initialiser la view et le dernier est le chemin du fichier de code du jeu de la map choisit il nous permet de renseigner au view qui en ont besoin.</text:span></text:p>
      <text:p text:style-name="Text_20_body"/>
      <text:p text:style-name="P2">2 <text:span text:style-name="T2">dans le fichier map il y a plusieurs objets , le principale est le fichier map qui va stocker tous les autres objets du fichier et qui va permettre leur affichage et leur accès , puis il y a les objets des éléments de la map (wall,sol,hole,arrivefire) qui sont composer des méthodes</text:span></text:p>
      <text:p text:style-name="P2"><text:span text:style-name="T2">(aff,get_law,get_event,get_rect) mais a get_event que si le player peux être amené a être sur cette case .L’objet map sert aussi a gérer le brouillard de guerre</text:span></text:p>
      <text:p text:style-name="P1"/>
      <text:p text:style-name="P1">23/03 date passag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9T08:58:26.865000000</meta:creation-date>
    <dc:date>2021-03-09T09:51:04.241000000</dc:date>
    <meta:editing-duration>PT52M17S</meta:editing-duration>
    <meta:editing-cycles>45</meta:editing-cycles>
    <meta:generator>LibreOffice/6.0.6.2$Windows_X86_64 LibreOffice_project/0c292870b25a325b5ed35f6b45599d2ea4458e77</meta:generator>
    <meta:document-statistic meta:table-count="0" meta:image-count="0" meta:object-count="0" meta:page-count="1" meta:paragraph-count="4" meta:word-count="173" meta:character-count="909" meta:non-whitespace-character-count="739"/>
  </office:meta>
</office:document-meta>
</file>